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336cm" fo:margin-left="-0.191cm" table:align="left" style:writing-mode="lr-tb"/>
    </style:style>
    <style:style style:name="Таблица1.A" style:family="table-column">
      <style:table-column-properties style:column-width="8.446cm"/>
    </style:style>
    <style:style style:name="Таблица1.B" style:family="table-column">
      <style:table-column-properties style:column-width="8.8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" style:family="paragraph" style:parent-style-name="FR1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" style:family="paragraph" style:parent-style-name="FR1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bold" style:font-size-asian="10.5pt" style:font-weight-asian="bold" style:font-size-complex="10.5pt"/>
    </style:style>
    <style:style style:name="P5" style:family="paragraph" style:parent-style-name="FR1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Iniiaiie_20_oaeno_20_2">
      <style:paragraph-properties fo:margin-left="0cm" fo:margin-right="0cm" fo:margin-top="0cm" fo:margin-bottom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7" style:family="paragraph" style:parent-style-name="Iniiaiie_20_oaeno_20_2">
      <style:paragraph-properties fo:margin-left="0cm" fo:margin-right="0cm" fo:margin-top="0cm" fo:margin-bottom="0cm" fo:text-align="justify" style:justify-single-word="false" fo:text-indent="1.251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Iau_3f_iue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9" style:family="paragraph" style:parent-style-name="Iau_3f_iue">
      <style:paragraph-properties fo:margin-left="0cm" fo:margin-right="0cm" fo:text-align="justify" style:justify-single-word="false" fo:orphans="0" fo:widows="0" fo:text-indent="1.251cm" style:auto-text-indent="false"/>
      <style:text-properties fo:font-size="10.5pt" style:font-size-asian="10.5pt" style:font-size-complex="10.5pt"/>
    </style:style>
    <style:style style:name="P10" style:family="paragraph" style:parent-style-name="Iau_3f_iue">
      <style:paragraph-properties fo:margin-left="0cm" fo:margin-right="0cm" fo:text-align="justify" style:justify-single-word="false" fo:text-indent="1.251cm" style:auto-text-indent="false">
        <style:tab-stops>
          <style:tab-stop style:position="2.279cm"/>
        </style:tab-stops>
      </style:paragraph-properties>
      <style:text-properties fo:font-size="10.5pt" style:font-size-asian="10.5pt" style:font-size-complex="10.5pt"/>
    </style:style>
    <style:style style:name="P11" style:family="paragraph" style:parent-style-name="Iniiaiie_20_oaeno_20_3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style:font-size-asian="10.5pt" style:font-size-complex="10.5pt"/>
    </style:style>
    <style:style style:name="P12" style:family="paragraph" style:parent-style-name="Text_20_body">
      <style:paragraph-properties fo:margin-left="0cm" fo:margin-right="0cm" fo:text-align="justify" style:justify-single-word="false" fo:text-indent="1.251cm" style:auto-text-indent="false"/>
    </style:style>
    <style:style style:name="P13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18" style:family="paragraph" style:parent-style-name="Iau_3f_iue">
      <style:paragraph-properties fo:text-align="center" style:justify-single-word="false"/>
      <style:text-properties fo:font-size="10.5pt" fo:font-weight="bold" style:font-size-asian="10.5pt" style:font-weight-asian="bold" style:font-size-complex="10.5pt"/>
    </style:style>
    <style:style style:name="P19" style:family="paragraph" style:parent-style-name="Iau_3f_iue">
      <style:paragraph-properties fo:text-align="center" style:justify-single-word="false" fo:orphans="0" fo:widows="0"/>
      <style:text-properties fo:font-size="10.5pt" fo:font-weight="bold" style:font-size-asian="10.5pt" style:font-weight-asian="bold" style:font-size-complex="10.5pt"/>
    </style:style>
    <style:style style:name="P20" style:family="paragraph" style:parent-style-name="Iau_3f_iue">
      <style:paragraph-properties fo:text-align="end" style:justify-single-word="false"/>
      <style:text-properties fo:font-size="10.5pt" fo:font-weight="normal" style:font-size-asian="10.5pt" style:font-weight-asian="normal" style:font-size-complex="10.5pt"/>
    </style:style>
    <style:style style:name="P21" style:family="paragraph" style:parent-style-name="Iacaaiea">
      <style:paragraph-properties fo:margin-top="0cm" fo:margin-bottom="0cm" fo:text-align="justify" style:justify-single-word="false"/>
      <style:text-properties fo:font-size="10pt" style:font-size-asian="10pt" style:font-size-complex="10pt"/>
    </style:style>
    <style:style style:name="P22" style:family="paragraph" style:parent-style-name="Iacaaiea">
      <style:paragraph-properties fo:margin-top="0cm" fo:margin-bottom="0cm" fo:text-align="center" style:justify-single-word="false"/>
      <style:text-properties fo:font-size="10.5pt" fo:font-weight="bold" style:font-size-asian="10.5pt" style:font-weight-asian="bold" style:font-size-complex="10.5pt"/>
    </style:style>
    <style:style style:name="P23" style:family="paragraph" style:parent-style-name="Iacaaiea">
      <style:paragraph-properties fo:margin-top="0cm" fo:margin-bottom="0cm" fo:text-align="center" style:justify-single-word="false"/>
      <style:text-properties fo:color="#83caff" fo:font-size="10.5pt" fo:font-weight="bold" style:font-size-asian="10.5pt" style:font-weight-asian="bold" style:font-size-complex="10.5pt"/>
    </style:style>
    <style:style style:name="P24" style:family="paragraph" style:parent-style-name="Text_20_body">
      <style:paragraph-properties fo:text-align="justify" style:justify-single-word="false"/>
      <style:text-properties fo:font-size="10pt" style:font-size-asian="10pt" style:font-size-complex="10pt"/>
    </style:style>
    <style:style style:name="P25" style:family="paragraph" style:parent-style-name="FR1" style:master-page-name="">
      <style:paragraph-properties fo:margin-left="0.071cm" fo:margin-right="0cm" fo:margin-top="0cm" fo:margin-bottom="0cm" fo:line-height="100%" fo:text-align="center" style:justify-single-word="false" fo:orphans="0" fo:widows="0" fo:text-indent="-0.053cm" style:auto-text-indent="false" style:page-number="auto">
        <style:tab-stops>
          <style:tab-stop style:position="0.847cm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26" style:family="paragraph" style:parent-style-name="caaieiaie_20_2">
      <style:paragraph-properties fo:text-align="center" style:justify-single-word="false">
        <style:tab-stops>
          <style:tab-stop style:position="0.635cm"/>
        </style:tab-stops>
      </style:paragraph-properties>
      <style:text-properties fo:font-size="10.5pt" style:font-size-asian="10.5pt" style:font-size-complex="10.5pt"/>
    </style:style>
    <style:style style:name="P27" style:family="paragraph" style:parent-style-name="caaieiaie_20_2">
      <style:paragraph-properties fo:text-align="center" style:justify-single-word="false"/>
      <style:text-properties fo:font-size="10.5pt" fo:font-weight="normal" style:font-size-asian="10.5pt" style:font-weight-asian="normal" style:font-size-complex="10.5pt"/>
    </style:style>
    <style:style style:name="P28" style:family="paragraph" style:parent-style-name="caaieiaie_20_2">
      <style:paragraph-properties fo:text-align="end" style:justify-single-word="false"/>
      <style:text-properties fo:font-size="10.5pt" fo:font-weight="normal" style:font-size-asian="10.5pt" style:font-weight-asian="normal" style:font-size-complex="10.5pt"/>
    </style:style>
    <style:style style:name="P29" style:family="paragraph" style:parent-style-name="Iau_3f_iue" style:master-page-name="">
      <style:paragraph-properties fo:margin-left="0cm" fo:margin-right="0cm" fo:text-align="center" style:justify-single-word="false" fo:orphans="2" fo:widows="2" fo:text-indent="0.053cm" style:auto-text-indent="false" style:page-number="auto"/>
      <style:text-properties fo:font-size="10.5pt" fo:font-weight="bold" style:font-size-asian="10.5pt" style:font-weight-asian="bold" style:font-size-complex="10.5pt"/>
    </style:style>
    <style:style style:name="P30" style:family="paragraph" style:parent-style-name="Iau_3f_iue" style:master-page-name="">
      <style:paragraph-properties fo:margin-left="0cm" fo:margin-right="0cm" fo:text-align="center" style:justify-single-word="false" fo:orphans="2" fo:widows="2" fo:text-indent="0.053cm" style:auto-text-indent="false" style:page-number="auto">
        <style:tab-stops>
          <style:tab-stop style:position="0.847cm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31" style:family="paragraph" style:parent-style-name="Iau_3f_iue" style:master-page-name="">
      <style:paragraph-properties fo:margin-left="0cm" fo:margin-right="0cm" fo:text-align="justify" style:justify-single-word="false" fo:orphans="2" fo:widows="2" fo:text-indent="1.27cm" style:auto-text-indent="false" style:page-number="auto"/>
      <style:text-properties fo:font-size="10.5pt" style:font-size-asian="10.5pt" style:font-size-complex="10.5pt"/>
    </style:style>
    <style:style style:name="P32" style:family="paragraph" style:parent-style-name="Text_20_body" style:master-page-name="">
      <style:paragraph-properties fo:margin-left="10.239cm" fo:margin-right="0cm" fo:margin-top="0cm" fo:margin-bottom="0cm" fo:text-align="justify" style:justify-single-word="false" fo:orphans="2" fo:widows="2" fo:text-indent="0cm" style:auto-text-indent="false" style:page-number="auto" style:writing-mode="lr-tb"/>
      <style:text-properties fo:font-weight="bold"/>
    </style:style>
    <style:style style:name="P33" style:family="paragraph" style:parent-style-name="Text_20_body" style:master-page-name="">
      <style:paragraph-properties fo:margin-left="10.239cm" fo:margin-right="0cm" fo:text-align="justify" style:justify-single-word="false" fo:orphans="2" fo:widows="2" fo:text-indent="0cm" style:auto-text-indent="false" style:page-number="auto" style:writing-mode="lr-tb"/>
    </style:style>
    <style:style style:name="P34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35" style:family="paragraph" style:parent-style-name="Standard" style:list-style-name="L2">
      <style:paragraph-properties fo:margin-left="0cm" fo:margin-right="0cm" fo:text-align="justify" style:justify-single-word="false" fo:text-indent="1.251cm" style:auto-text-indent="false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37" style:family="paragraph" style:parent-style-name="Text_20_body" style:master-page-name="Standard">
      <style:paragraph-properties fo:margin-left="10.239cm" fo:margin-right="0cm" fo:margin-top="0cm" fo:margin-bottom="0cm" fo:text-align="justify" style:justify-single-word="false" fo:orphans="2" fo:widows="2" fo:text-indent="0cm" style:auto-text-indent="false" style:page-number="auto" style:writing-mode="lr-tb"/>
      <style:text-properties style:use-window-font-color="true" fo:font-size="10.5pt" fo:font-weight="bold" style:font-size-asian="10.5pt" style:font-weight-asian="bold" style:font-size-complex="10.5pt"/>
    </style:style>
    <style:style style:name="P38" style:family="paragraph" style:parent-style-name="Heading_20_1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39" style:family="paragraph" style:parent-style-name="Iau_3f_iue" style:list-style-name="L8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0" style:family="paragraph" style:parent-style-name="Iau_3f_iue" style:list-style-name="L12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1" style:family="paragraph" style:parent-style-name="Iau_3f_iue" style:list-style-name="L14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2" style:family="paragraph" style:parent-style-name="Iau_3f_iue" style:list-style-name="L16">
      <style:paragraph-properties fo:margin-left="0cm" fo:margin-right="0cm" fo:text-align="center" style:justify-single-word="false" fo:text-indent="0cm" style:auto-text-indent="false"/>
      <style:text-properties fo:font-size="10.5pt" fo:font-weight="bold" style:font-size-asian="10.5pt" style:font-weight-asian="bold" style:font-size-complex="10.5pt"/>
    </style:style>
    <style:style style:name="P43" style:family="paragraph" style:parent-style-name="Iniiaiie_20_oaeno_20_3" style:list-style-name="L13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style:font-size-asian="10.5pt" style:font-size-complex="10.5pt"/>
    </style:style>
    <style:style style:name="P44" style:family="paragraph" style:parent-style-name="Iniiaiie_20_oaeno_20_3" style:list-style-name="L15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style:font-size-asian="10.5pt" style:font-size-complex="10.5pt"/>
    </style:style>
    <style:style style:name="P45" style:family="paragraph" style:parent-style-name="FR1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6" style:family="paragraph" style:parent-style-name="FR1" style:list-style-name="L6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7" style:family="paragraph" style:parent-style-name="FR1" style:list-style-name="L7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8" style:family="paragraph" style:parent-style-name="FR1" style:list-style-name="L9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9" style:family="paragraph" style:parent-style-name="FR1" style:list-style-name="L11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50" style:family="paragraph" style:parent-style-name="FR1" style:list-style-name="L4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51" style:family="paragraph" style:parent-style-name="FR1" style:list-style-name="L5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52" style:family="paragraph" style:parent-style-name="FR1" style:list-style-name="L10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53" style:family="paragraph" style:parent-style-name="FR1" style:list-style-name="L5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54" style:family="paragraph" style:parent-style-name="FR1" style:master-page-name="">
      <style:paragraph-properties fo:margin-left="0.071cm" fo:margin-right="0cm" fo:margin-top="0cm" fo:margin-bottom="0cm" fo:line-height="100%" fo:text-align="justify" style:justify-single-word="false" fo:orphans="0" fo:widows="0" fo:text-indent="1.217cm" style:auto-text-indent="false" style:page-number="auto"/>
      <style:text-properties fo:font-size="10.5pt" style:font-size-asian="10.5pt" style:font-size-complex="10.5pt"/>
    </style:style>
    <style:style style:name="P55" style:family="paragraph" style:parent-style-name="Iniiaiie_20_oaeno_20_2" style:list-style-name="L1">
      <style:paragraph-properties fo:margin-left="0cm" fo:margin-right="0cm" fo:margin-top="0cm" fo:margin-bottom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complex="bold"/>
    </style:style>
    <style:style style:name="T5" style:family="text">
      <style:text-properties style:font-name="Times New Roman"/>
    </style:style>
    <style:style style:name="T6" style:family="text">
      <style:text-properties fo:color="#000000" style:font-name="Times New Roman"/>
    </style:style>
    <style:style style:name="T7" style:family="text">
      <style:text-properties fo:color="#000000" style:font-name="Times New Roman1"/>
    </style:style>
    <style:style style:name="T8" style:family="text">
      <style:text-properties fo:color="#000000" style:font-name="Times New Roman1" fo:font-weight="bold" style:font-weight-asian="bold" style:font-weight-complex="bold"/>
    </style:style>
    <style:style style:name="T9" style:family="text">
      <style:text-properties fo:color="#000000" style:font-name="Times New Roman1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fo:color="#000000" fo:font-size="10.5pt" fo:font-weight="bold" style:font-size-asian="10.5pt" style:font-size-complex="10.5pt"/>
    </style:style>
    <style:style style:name="T11" style:family="text">
      <style:text-properties style:font-name="Times New Roman1" fo:font-size="12pt" fo:font-weight="bold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4" style:family="text">
      <style:text-properties fo:font-size="10.5pt" fo:font-weight="bold" style:font-size-asian="10.5pt" style:font-weight-asian="bold" style:font-size-complex="10.5pt"/>
    </style:style>
    <style:style style:name="T15" style:family="text">
      <style:text-properties fo:language="en" fo:country="US"/>
    </style:style>
    <style:style style:name="T16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8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9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Приложение № 3</text:p>
      <text:p text:style-name="P32">к распоряжению КУМИ г.Братска</text:p>
      <text:p text:style-name="P33"><text:span text:style-name="T11">от 28.11.2013 года № 1577</text:span> </text:p>
      <text:p text:style-name="P23"/>
      <text:p text:style-name="P23">Бланк договора аренды на 2014г. не более 30 дней (движимое имущество)</text:p>
      <text:p text:style-name="P22">ДОГОВОР № ____/14</text:p>
      <text:p text:style-name="P19">аренды муниципального имущества</text:p>
      <text:p text:style-name="P27">Российская Федерация, Иркутская область, город Братск</text:p>
      <text:p text:style-name="P28">от __________2014 года.</text:p>
      <text:p text:style-name="P20"/>
      <text:p text:style-name="P1"><text:span text:style-name="T5">Комитет по управлению муниципальным имуществом администрации города Братска, в лице председателя _______________________, действующего на основании Положения о комитете, именуемый в дальнейшем Арендодатель, с одной стороны, и ООО (ИП, ФЛ)___________, з</text:span><text:span text:style-name="T6">арегистрирован ИФНС ________ за основным государственным регистрационным номером ___________, свидетельство о государственной регистрации юридического лица серия ______</text:span><text:span text:style-name="T5">, в лице генерального директора _______________, действующего на основании устава, паспорт _________выдан ___________, дата выдачи ________, проживает по адресу: Российская Федерация, ________ область, город _______, ж.р. _______, ул. _______, дом __, кв.__, именуемое (ый) в дальнейшем Арендатор, с другой стороны, именуемые в дальнейшем Стороны, заключили настоящий Договор о нижеследующем:</text:span></text:p>
      <text:p text:style-name="P1"/>
      <text:p text:style-name="P26">1. ПРЕДМЕТ ДОГОВОРА</text:p>
      <text:p text:style-name="P1"><text:span text:style-name="T1">1.1.</text:span> По настоящему договору Арендодатель передает, а Арендатор принимает в аренду муниципальное Имущество: согласно прилагаемому перечню муниципального имущества (Приложение 1), (далее - Имущество):</text:p>
      <text:p text:style-name="P1">Адрес расположения Имущества: <text:span text:style-name="T4">Российская</text:span> <text:span text:style-name="T4">Федерация, Иркутская область, г</text:span><text:span text:style-name="T4">ород</text:span><text:span text:style-name="T4"> Братск, ж</text:span><text:span text:style-name="T4">илой </text:span><text:span text:style-name="T4">р</text:span><text:span text:style-name="T4">айон</text:span><text:span text:style-name="T4">_______ул</text:span><text:span text:style-name="T4">ица</text:span><text:span text:style-name="T4">________, дом №______.</text:span></text:p>
      <text:p text:style-name="P1"><text:span text:style-name="T3">Балансовая стоимость </text:span><text:span text:style-name="T3">И</text:span><text:span text:style-name="T3">мущества ____</text:span><text:span text:style-name="T4">_____________.</text:span></text:p>
      <text:p text:style-name="P8"><text:span text:style-name="T1">1.2.</text:span> Имущество принадлежит Арендодателю на праве собственности.</text:p>
      <text:p text:style-name="P8">На момент заключения настоящего Договора, Имущество, передаваемое в аренду, не заложено, не арестовано, не обременено правами третьих лиц.</text:p>
      <text:p text:style-name="P6"><text:span text:style-name="T1">1.3.</text:span> Размер арендной платы составляет:</text:p>
      <text:p text:style-name="P6"><text:s text:c="38"/><text:span text:style-name="T2">в месяц, руб. <text:s text:c="5"/></text:span><text:span text:style-name="T3">(Приложение </text:span><text:span text:style-name="T3">2</text:span><text:span text:style-name="T3">)</text:span></text:p>
      <text:p text:style-name="P7"><text:s text:c="38"/></text:p>
      <text:p text:style-name="P6">Налог на добавленную стоимость (НДС) в арендную плату не входит.</text:p>
      <text:p text:style-name="P6">Налог на добавленную стоимость оплачивается Арендатором самостоятельно на счет Управления Федерального казначейства по Иркутской области.</text:p>
      <text:p text:style-name="P9">Порядок внесения арендной платы определен в разделе 2 настоящего Договора.</text:p>
      <text:list xml:id="list8294993145419363426" text:style-name="L1">
        <text:list-item>
          <text:list>
            <text:list-item>
              <text:p text:style-name="P55">Указанное Имущество предоставляется Арендатору в аренду для (использования)__________.</text:p>
            </text:list-item>
            <text:list-item>
              <text:p text:style-name="P55">Срок действия настоящего Договора <text:span text:style-name="T1">с «__» _______ 2014 года до «___» _______ 2014 года.</text:span> По истечении срока действия настоящего Договора, Договор продлению не подлежит.</text:p>
            </text:list-item>
          </text:list>
        </text:list-item>
      </text:list>
      <text:p text:style-name="P6"/>
      <text:p text:style-name="P19">2. ПОРЯДОК РАСЧЕТОВ</text:p>
      <text:list xml:id="list8187963274572602980" text:style-name="L2">
        <text:list-item>
          <text:list>
            <text:list-item>
              <text:p text:style-name="P35"><text:span text:style-name="T12">Арендная плата за пользование Имуществом, подлежащая перечислению Арендатором Арендодателю на расчетный счет Управления Федерального казначейства по Иркутской области (КУМИ г. Братска), выплачивается </text:span><text:span text:style-name="T13">Арендатор после заключения Договора в течении пяти календарных дней в сумме</text:span><text:span text:style-name="T14"> ______ руб.</text:span><text:span text:style-name="T12">, без учета НДС</text:span><text:span text:style-name="T13">.</text:span></text:p>
            </text:list-item>
          </text:list>
        </text:list-item>
      </text:list>
      <text:p text:style-name="P2">Датой оплаты Арендатором арендной платы считается дата поступления денежных средств на расчетный счет Арендодателя.</text:p>
      <text:p text:style-name="P9">В платежном поручении указываются назначение платежа, номер Договора, дата заключения Договора.</text:p>
      <text:p text:style-name="P9"><text:span text:style-name="T1">2.2.</text:span> Оплату работ ремонт<text:span text:style-name="T16">а</text:span> арендуемого Имущества и связанные с этими работами услуги сторонних организаций Арендатор обеспечивает за счет своих средств, и эти затраты в стоимость арендной платы не входят. Произведенные Арендатором неотделимые улучшения Имущества являются <text:s text:c="2"/>собственностью Арендодателя. При прекращении Договора, Арендатор не имеет прав на возмещение <text:s/>стоимости произведенных улучшений арендуемого Имущества.</text:p>
      <text:p text:style-name="P9"/>
      <text:p text:style-name="P25">3. ПРАВА И ОБЯЗАННОСТИ СТОРОН</text:p>
      <text:p text:style-name="P4">3.1. Арендодатель обязан:</text:p>
      <text:p text:style-name="P54"><text:span text:style-name="T2">3.1.1. </text:span>Передать в течение пяти календарных дней после даты подписания настоящего Договора Арендатору Имущество, в соответствии с п. 1.1 настоящего Договора, на основании двустороннего акта <text:soft-page-break/>приема-передачи с указанием технического состояния и назначения Имущества на момент сдачи его в аренду (Приложение 3).</text:p>
      <text:list xml:id="list8676840255479477112" text:style-name="L4">
        <text:list-item>
          <text:list>
            <text:list-item>
              <text:p text:style-name="P50">Арендодатель имеет право:</text:p>
            </text:list-item>
          </text:list>
        </text:list-item>
      </text:list>
      <text:list xml:id="list6613275599395866770" text:style-name="L5">
        <text:list-item>
          <text:list>
            <text:list-item>
              <text:list>
                <text:list-item>
                  <text:p text:style-name="P53">Проверять техническое состояние и целевое использование Имущества.</text:p>
                </text:list-item>
                <text:list-item>
                  <text:p text:style-name="P51"><text:span text:style-name="T3">Досрочно расторгнуть Договор в случаях и порядке, указанн</text:span><text:span text:style-name="T3">ых</text:span><text:span text:style-name="T3"> в </text:span><text:span text:style-name="T3">разделе 5 настоящего Договора.</text:span></text:p>
                </text:list-item>
              </text:list>
            </text:list-item>
          </text:list>
        </text:list-item>
      </text:list>
      <text:list xml:id="list5370781886295377055" text:style-name="L6">
        <text:list-item>
          <text:list>
            <text:list-item>
              <text:p text:style-name="P46"><text:span text:style-name="T1">Арендатор обяз</text:span><text:span text:style-name="T1">ан</text:span><text:span text:style-name="T1">:</text:span></text:p>
            </text:list-item>
          </text:list>
        </text:list-item>
      </text:list>
      <text:list xml:id="list4590507162930077246" text:style-name="L7">
        <text:list-item>
          <text:list>
            <text:list-item>
              <text:list>
                <text:list-item>
                  <text:p text:style-name="P47">Принять в течение пяти календарных дней после даты подписания настоящего Договора <text:s text:c="2"/>Имущество, в соответствии с п.1.1. настоящего Договора, на основании двустороннего акта приема-передачи с указанием технического состояния и назначения Имущества на момент сдачи его в аренду <text:s text:c="13"/>(Приложение 3).</text:p>
                </text:list-item>
                <text:list-item>
                  <text:p text:style-name="P47">Нести полную ответственность за соблюдение требований санитарно-эпидемиологических станций, Гражданской обороны, Госпожнадзора, правил электробезопасности установок потребителя, а так же принимать меры по ликвидации ситуаций, ставящих под угрозу сохранность Имущества.</text:p>
                </text:list-item>
              </text:list>
            </text:list-item>
          </text:list>
        </text:list-item>
      </text:list>
      <text:p text:style-name="P8">Содержать арендуемое Имущество, в полной исправности и надлежащем санитарном состоянии до сдачи его Арендодателю по акту приема-передачи.</text:p>
      <text:p text:style-name="P8"><text:span text:style-name="T2">3.3.3.</text:span> При отсутствии у Арендатора ремонтно-эксплуатационных служб, профилактическое обслуживание Имущества осуществляется соответствующими службами или иными спецорганизациями <text:s/>по договору с Арендатором и за счет Арендатора.</text:p>
      <text:list xml:id="list4084416949412205360" text:style-name="L8">
        <text:list-item>
          <text:list>
            <text:list-item>
              <text:list>
                <text:list-item>
                  <text:p text:style-name="P39">Использовать Имущество по прямому назначению, в строгом соответствии с п.1.4 настоящего Договора.</text:p>
                </text:list-item>
              </text:list>
            </text:list-item>
          </text:list>
        </text:list-item>
      </text:list>
      <text:p text:style-name="P3"><text:span text:style-name="T2">3.3.5</text:span>. Своевременно производить ремонт Имущества.</text:p>
      <text:p text:style-name="P3"><text:span text:style-name="T2">3.3.6. </text:span>Не передавать без письменного разрешения Арендодателя Имущество третьим лицам по любым основаниям, или использовать право на аренду Имущества в качестве вклада в акционерное общество или другое юридическое лицо, и не использовать Имущество как залог.</text:p>
      <text:p text:style-name="P3"><text:span text:style-name="T2">3.3.7. </text:span>Обеспечивать свободный доступ сотрудников Арендодателя с целью проверки использования Имущества и в установленные Арендодателем сроки устранять выявленные нарушения.</text:p>
      <text:list xml:id="list1424943265695141542" text:style-name="L9">
        <text:list-item>
          <text:list>
            <text:list-item>
              <text:list>
                <text:list-item>
                  <text:p text:style-name="P48">В течение последнего дня срока действия Договора, либо в день досрочного расторжения Договора, передать Имущество Арендодателю по акту приема-передачи Имущества, в техническом состоянии не хуже, чем указано в акте приема-передачи на дату заключения Договора с учетом нормального износа, если иное не предусмотрено соглашением Сторон.</text:p>
                </text:list-item>
              </text:list>
            </text:list-item>
          </text:list>
        </text:list-item>
      </text:list>
      <text:list xml:id="list901121169653820571" text:style-name="L10">
        <text:list-item>
          <text:list>
            <text:list-item>
              <text:p text:style-name="P52">Арендатор имеет право:</text:p>
            </text:list-item>
          </text:list>
        </text:list-item>
      </text:list>
      <text:p text:style-name="P5">3.4.1 <text:span text:style-name="T3">Требовать передачу Имущества в сроки, указанные в пункте 3.1.1 настоящего Договора.</text:span></text:p>
      <text:list xml:id="list4526828992609379795" text:style-name="L11">
        <text:list-item>
          <text:list>
            <text:list-item>
              <text:list>
                <text:list-header>
                  <text:p text:style-name="P49"/>
                </text:list-header>
              </text:list>
            </text:list-item>
          </text:list>
        </text:list-item>
      </text:list>
      <text:p text:style-name="P30">4. ОТВЕТСТВЕННОСТЬ СТОРОН И ПОРЯДОК РАЗРЕШЕНИЯ СПОРОВ</text:p>
      <text:p text:style-name="P8"><text:span text:style-name="T1">4.1</text:span>. В случае неуплаты Арендатором арендной платы в сроки, предусмотренные в п. 2.1 настоящего Договора, Арендатор должен выплатить Арендодателю пеню за просрочку платежа в размере 0,1 % (1/300 ставки рефинансирования ЦБ РФ) от суммы задолженности, за каждый день просрочки платежа.</text:p>
      <text:p text:style-name="P8"><text:span text:style-name="T1">4.2</text:span>. В случае нарушения Арендатором сроков внесения арендной платы, Арендодатель вправе <text:s/>взыскать с Арендатора, в установленном порядке, задолженность и пеню, установленную п.4.1 Договора, образовавшиеся на момент взыскания, и потребовать от Арендатора внесения арендной платы досрочно, но не более, чем за два срока вперед, а также расторжения в судебном порядке договора и освобождения Имущества.</text:p>
      <text:p text:style-name="P8"><text:span text:style-name="T1">4.3</text:span>. Арендатор уплачивает Арендодателю штраф в следующих случаях:</text:p>
      <text:p text:style-name="P8">а) при передаче Арендатором Имущества или его части в субаренду или в пользование третьим лицам без предварительного письменного разрешения Арендодателя (п.3.3.6) в размере 20% годовой арендной платы на момент выявления нарушения;</text:p>
      <text:p text:style-name="P8">б) при использовании Имущества или его части не по целевому назначению (п.1.4) в размере 20% от годовой арендной платы на момент выявления нарушения;</text:p>
      <text:p text:style-name="P8">в) за невыполнение какого-либо обязательства, предусмотренного настоящим Договором, Арендатор оплачивает неустойку в размере 20% от годовой арендной платы.</text:p>
      <text:p text:style-name="P8">Доказательством нарушения являются акты проверки использования Имущества или любые другие доказательства, предусмотренные законодательством.</text:p>
      <text:p text:style-name="P8"><text:span text:style-name="T1">4.4</text:span>. Уплата пени (штрафов), установленных настоящим Договором, не освобождает Арендатора от выполнения обязательств по настоящему Договору.</text:p>
      <text:p text:style-name="P8"><text:span text:style-name="T1">4.5.</text:span> Разногласия, возникшие при заключении и исполнении Договора, подлежат разрешению в <text:s/>Арбитражном суде Иркутской области. </text:p>
      <text:p text:style-name="P8"><text:span text:style-name="T1">4.6</text:span>. Изменение собственника (Арендодателя) не влечет за собой изменение условий заключенного договора аренды.</text:p>
      <text:p text:style-name="P3"><text:soft-page-break/><text:span text:style-name="T1">4.7.</text:span> Риск случайной гибели или случайного повреждения имущества несет Арендатор. В случае гибели или повреждения Имущества, Арендатор обязан возместить Арендодателю убытки в полной мере.</text:p>
      <text:p text:style-name="P3"><text:span text:style-name="T1">4.8</text:span>. Арендодатель не отвечает за недостатки Имущества, которые оговорены в акте приема-передачи к Договору либо обнаруженные Арендатором при последующем осмотре Имущества.</text:p>
      <text:p text:style-name="P3"/>
      <text:p text:style-name="P29">5. ПРЕКРАЩЕНИЕ ДЕЙСТВИЯ ДОГОВОРА</text:p>
      <text:p text:style-name="P8"><text:span text:style-name="T1">5.1</text:span>. Договор аренды может быть расторгнут досрочно по требованию Арендатора в следующих случаях:</text:p>
      <text:p text:style-name="P8"><text:span text:style-name="T2">5.1.1.</text:span> Если арендуемое Имущество в силу обстоятельств, за которые Арендатор не отвечает, окажется в состоянии непригодном для использования.</text:p>
      <text:p text:style-name="P8"><text:span text:style-name="T2">5.1.2.</text:span> При обнаружении скрытых дефектов в арендуемом Имуществе.</text:p>
      <text:p text:style-name="P8">В случае досрочного расторжения настоящего Договора Арендатором он обязан письменно уведомить Арендодателя, а Арендодатель должен возвратить внесенные платежи за неиспользованный срок аренды</text:p>
      <text:p text:style-name="P8"><text:span text:style-name="T1">5.2.</text:span> Договор аренды может быть расторгнут досрочно по требованию Арендодателя в следующих случаях:</text:p>
      <text:p text:style-name="P8"><text:span text:style-name="T2">5.2.1.</text:span> При использовании Арендатором Имущества (в целом или его части) не в соответствии с условиями Договора аренды.</text:p>
      <text:p text:style-name="P10"><text:span text:style-name="T2">5.2.2.</text:span><text:tab/>Если Арендатор умышленно или по неосторожности ухудшает состояние Имущества, <text:s text:c="2"/>сданного в аренду.</text:p>
      <text:p text:style-name="P31"><text:span text:style-name="T8">5.2.3.</text:span><text:span text:style-name="T7"> При не выполнении Арендатором требований, установленных пунктами</text:span> 3.3.4, 3.3.6, 3.3.8 настоящего Договора аренды.</text:p>
      <text:p text:style-name="P12"><text:span text:style-name="T10">5.2.4. </text:span><text:span text:style-name="T9">В случае, если Арендодатель нуждается в Имуществе, Арендатор обязан расторгнуть настоящий Договор и сдать Имущество по акту приема-передачи Арендодателю.</text:span></text:p>
      <text:p text:style-name="P8"><text:span text:style-name="T1">5.3</text:span>. В случае досрочного возврата Арендатором Имущества без уведомления Арендодателя и оформления акта приема-передачи Арендодатель имеет право на односторонний отказ от исполнения Договора аренды.</text:p>
      <text:p text:style-name="P8">Арендодатель направляет Арендатору уведомление об одностороннем отказе от исполнения Договора аренды заказным письмом. Договор считается расторгнутым без обращения в суд с даты, <text:s/>указанной в уведомлении.</text:p>
      <text:list xml:id="list1325860938967608908" text:style-name="L12">
        <text:list-item>
          <text:list>
            <text:list-item>
              <text:p text:style-name="P40">Стороны вправе расторгнуть настоящий Договор по иным основаниям, предусмотренным действующим законодательством РФ.</text:p>
              <text:p text:style-name="P40"/>
            </text:list-item>
          </text:list>
        </text:list-item>
      </text:list>
      <text:p text:style-name="P29">6. ФОРС-МАЖОР</text:p>
      <text:p text:style-name="P8"><text:span text:style-name="T1">6.1.</text:span> Стороны освобождаются от ответственности за полное или частичное неисполнение своих обязательств по настоящему Договору, если такое неисполнение будет являться следствием обстоятельств непреодолимой силы, т.е. чрезвычайных и непредотвратимых при данных условиях обстоятельств, возникших после заключения настоящего Договора помимо воли и вне контроля Сторон, которые Стороны не могли предвидеть: военных действий, массовых беспорядков, стихийных бедствий, <text:s text:c="6"/>забастовок, блокады и др.; в силу установленной на основании закона Правительством РФ отсрочки исполнения обязательств (мораторий); в силу приостановления действия закона или иного правового акта, регулирующего соответствующее отношение.</text:p>
      <text:p text:style-name="P8"><text:span text:style-name="T1">6.2.</text:span> При наступлении вышеуказанных обстоятельств Сторона, для которой создалась невозможность выполнения своих обязательств по настоящему Договору, должна в пятидневный срок письменно известить другую Сторону о наступлении вышеуказанных обстоятельств. Извещение должно содержать данные о характере форс-мажорных обстоятельств и оценку их влияния на исполнение Стороной своих обязательств.</text:p>
      <text:p text:style-name="P8">Если обстоятельства непреодолимой силы действуют на протяжении трех последующих месяцев, и не обнаруживают признаков прекращения, настоящий Договор может быть расторгнут Сторонами посредством направления противоположной Стороне соответствующего уведомления.</text:p>
      <text:p text:style-name="P8"><text:span text:style-name="T1">6.3.</text:span> Если любое из таких обстоятельств непосредственно влияет на исполнение обязательств в <text:s text:c="2"/>срок, установленный настоящим Договором, то этот срок по письменному соглашению Сторон соразмерно отодвигается на время соответствующего обстоятельства.</text:p>
      <text:p text:style-name="P8"><text:span text:style-name="T1">6.4</text:span>. Факт наступления форс-мажорных обстоятельств должен быть подтвержден Свидетельством (заключением) соответствующих органов.</text:p>
      <text:p text:style-name="P8"><text:span text:style-name="T1">6.5</text:span>. Свидетельство, выданное соответствующей Торгово-промышленной Палатой или иным компетентным органом, является достаточным подтверждением наличия и продолжительности действия непреодолимой силы.</text:p>
      <text:p text:style-name="P11"><text:span text:style-name="T1">6.6</text:span>. После прекращения действия обстоятельств непреодолимой силы стороны возобновляют исполнение обязательств по настоящему Договору.</text:p>
      <text:list xml:id="list9180257903576805066" text:style-name="L13">
        <text:list-item>
          <text:list>
            <text:list-item>
              <text:p text:style-name="P43"><text:soft-page-break/>После заключения настоящего Договора вся предшествующая переписка и документы по вопросам, являющимся его предметом, теряют силу.</text:p>
              <text:p text:style-name="P43"/>
            </text:list-item>
          </text:list>
        </text:list-item>
      </text:list>
      <text:p text:style-name="P18">7. ЗАКЛЮЧИТЕЛЬНЫЕ ПОЛОЖЕНИЯ</text:p>
      <text:list xml:id="list7766390698097140586" text:style-name="L14">
        <text:list-item>
          <text:list>
            <text:list-item>
              <text:p text:style-name="P41">Настоящий договор составлен в двух экземплярах, имеющих одинаковую юридическую силу, которые хранятся по одному у каждой из Сторон.</text:p>
            </text:list-item>
          </text:list>
        </text:list-item>
      </text:list>
      <text:p text:style-name="P8"><text:span text:style-name="T2">7.2.</text:span><text:span text:style-name="T3"> </text:span>В случае реорганизации юридического лица, являющегося стороной настоящего Договора, все его права и обязанности по настоящему Договору переходят к его правопреемнику.</text:p>
      <text:p text:style-name="P11"><text:span text:style-name="T2">7.3.</text:span> По всем вопросам не урегулированным настоящим Договором стороны руководствуются действующим законодательством.</text:p>
      <text:list xml:id="list1935525410528443735" text:style-name="L15">
        <text:list-item>
          <text:list>
            <text:list-header>
              <text:p text:style-name="P44"/>
            </text:list-header>
          </text:list>
        </text:list-item>
      </text:list>
      <text:list xml:id="list5209834095164685879" text:style-name="L1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2">8. ЮРИДИЧЕСКИЕ АДРЕСА И РЕКВИЗИТЫ СТОРОН</text:p>
                                  <text:p text:style-name="P42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38" text:outline-level="1">АРЕНДОДАТЕЛЬ<text:tab/><text:tab/><text:tab/><text:tab/><text:tab/>АРЕНДАТОР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Комитет по управлению муниципальным<text:tab/></text:p>
            <text:p text:style-name="P13">имуществом администрации города Братска</text:p>
            <text:p text:style-name="P21">г. Братск, пр. Ленина, 37</text:p>
            <text:p text:style-name="P21">т.349060, т/ф 349065</text:p>
            <text:p text:style-name="P21">ИНН 3803201800, КПП 380401001</text:p>
            <text:p text:style-name="P21"/>
            <text:p text:style-name="P21"/>
            <text:p text:style-name="P21">_________________ </text:p>
            <text:p text:style-name="P13"><text:tab/><text:tab/><text:tab/>мп</text:p>
          </table:table-cell>
          <table:table-cell table:style-name="Таблица1.A1" office:value-type="string">
            <text:p text:style-name="P15">ИП(ООО,ОАО)__________________________________Адрес:__________________________________________ИНН:__________________________________________ОГРН:__________________________________________паспорт:________________________________________</text:p>
            <text:p text:style-name="P15">телефон:_____________________</text:p>
            <text:p text:style-name="P21"/>
            <text:p text:style-name="P21">_________________ </text:p>
            <text:p text:style-name="P14"><text:tab/><text:tab/><text:tab/>мп</text:p>
          </table:table-cell>
        </table:table-row>
      </table:table>
      <text:p text:style-name="P24"/>
      <text:p text:style-name="P17">Управление Федерального казначейства по Иркутской области (КУМИ г. Братска)</text:p>
      <text:p text:style-name="P16">ГРКЦ ГУ Банка России по Иркутской области г. Иркутск</text:p>
      <text:p text:style-name="P16">БИК 042520001, Сч 40101810900000010001, ИНН 3803201800, КПП 380401001,</text:p>
      <text:p text:style-name="P17">ОКТМО 25714000, КБК 90111105034041000120</text:p>
      <text:p text:style-name="P17">оплата аренды по договору от _________№ 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1pt" fo:font-weight="bold" style:font-size-asian="11pt" style:font-weight-asian="bold"/>
    </style:style>
    <style:style style:name="Iau_3f_iue" style:display-name="Iau?iue" style:family="paragraph">
      <style:paragraph-properties fo:orphans="2" fo:widows="2"/>
      <style:text-properties style:use-window-font-color="true" style:font-name="Times New Roman" fo:font-size="10pt" fo:language="ru" fo:country="RU" style:font-name-asian="Arial" style:font-size-asian="10pt" style:font-name-complex="Times New Roman" style:font-size-complex="10pt" style:language-complex="ar" style:country-complex="SA"/>
    </style:style>
    <style:style style:name="caaieiaie_20_2" style:display-name="caaieiaie 2" style:family="paragraph" style:parent-style-name="Iau_3f_iue" style:next-style-name="Iau_3f_iue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Iacaaiea" style:family="paragraph" style:parent-style-name="Iau_3f_iue">
      <style:paragraph-properties fo:margin-top="0.035cm" fo:margin-bottom="0.035cm" fo:text-align="center" style:justify-single-word="false" fo:orphans="0" fo:widows="0"/>
      <style:text-properties fo:font-size="12pt" style:font-size-asian="12pt"/>
    </style:style>
    <style:style style:name="Iniiaiie_20_oaeno_20_3" style:display-name="Iniiaiie oaeno 3" style:family="paragraph" style:parent-style-name="Iau_3f_iue">
      <style:paragraph-properties fo:text-align="justify" style:justify-single-word="false">
        <style:tab-stops>
          <style:tab-stop style:position="0cm"/>
        </style:tab-stops>
      </style:paragraph-properties>
      <style:text-properties fo:font-size="12pt" style:font-size-asian="12pt"/>
    </style:style>
    <style:style style:name="FR1" style:family="paragraph">
      <style:paragraph-properties fo:margin="100%" fo:margin-left="0.071cm" fo:margin-right="0cm" fo:margin-top="0.035cm" fo:margin-bottom="0cm" fo:line-height="108%" fo:text-align="justify" style:justify-single-word="false" fo:orphans="0" fo:widows="0" fo:text-indent="1.023cm" style:auto-text-indent="false"/>
      <style:text-properties style:use-window-font-color="true" style:font-name="Times New Roman" fo:font-size="11pt" fo:language="ru" fo:country="RU" style:font-name-asian="Arial" style:font-size-asian="11pt" style:font-name-complex="Times New Roman" style:font-size-complex="10pt" style:language-complex="ar" style:country-complex="SA"/>
    </style:style>
    <style:style style:name="Iniiaiie_20_oaeno_20_n_20_ionooiii_20_3" style:display-name="Iniiaiie oaeno n ionooiii 3" style:family="paragraph" style:parent-style-name="Iau_3f_iue">
      <style:paragraph-properties fo:margin="100%" fo:margin-left="1.529cm" fo:margin-right="0cm" fo:margin-top="0cm" fo:margin-bottom="0cm" fo:text-align="justify" style:justify-single-word="false" fo:orphans="0" fo:widows="0" fo:text-indent="1.011cm" style:auto-text-indent="false"/>
      <style:text-properties fo:font-size="12pt" style:font-size-asian="12pt"/>
    </style:style>
    <style:style style:name="Iniiaiie_20_oaeno_20_2" style:display-name="Iniiaiie oaeno 2" style:family="paragraph" style:parent-style-name="Iau_3f_iue">
      <style:paragraph-properties fo:margin="100%" fo:margin-left="0cm" fo:margin-right="0cm" fo:margin-top="0.035cm" fo:margin-bottom="0.035cm" fo:text-align="justify" style:justify-single-word="false" fo:orphans="0" fo:widows="0" fo:text-indent="1.249cm" style:auto-text-indent="false"/>
      <style:text-properties fo:font-size="12pt" style:font-size-asian="12pt"/>
    </style:style>
    <style:style style:name="Список_20_5" style:display-name="Список 5" style:family="paragraph" style:parent-style-name="Standard">
      <style:paragraph-properties fo:margin="100%" fo:margin-left="2.496cm" fo:margin-right="0cm" fo:margin-top="0cm" fo:margin-bottom="0cm" fo:line-height="108%" fo:text-align="justify" style:justify-single-word="false" fo:orphans="0" fo:widows="0" fo:text-indent="-0.499cm" style:auto-text-indent="false"/>
      <style:text-properties fo:font-size="9pt" style:font-size-asian="9pt" style:font-size-complex="10pt"/>
    </style:style>
    <style:style style:name="_20_Знак" style:display-name=" Знак" style:family="paragraph" style:parent-style-name="Standard">
      <style:paragraph-properties fo:margin-top="0.494cm" fo:margin-bottom="0.494cm"/>
      <style:text-properties style:font-name="Tahoma" fo:font-size="10pt" fo:language="en" fo:country="US" style:font-size-asian="10pt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WW8Num2z0" style:family="text">
      <style:text-properties fo:font-weight="bold" style:font-weight-asian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font-size="10.5pt" fo:font-weight="bold" style:font-size-asian="10.5pt" style:font-weight-asian="bold" style:font-size-complex="10.5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86cm" fo:text-indent="-1.164cm" fo:margin-left="1.986cm"/>
        </style:list-level-properties>
      </text:list-level-style-number>
      <text:list-level-style-number text:level="3" style:num-suffix="." style:num-format="1" text:start-value="13" text:display-levels="3">
        <style:list-level-properties text:list-level-position-and-space-mode="label-alignment">
          <style:list-level-label-alignment text:label-followed-by="listtab" text:list-tab-stop-position="2.279cm" fo:text-indent="-1.27cm" fo:margin-left="2.27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466cm" fo:text-indent="-1.27cm" fo:margin-left="2.4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288cm" fo:text-indent="-1.905cm" fo:margin-left="3.28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475cm" fo:text-indent="-1.905cm" fo:margin-left="3.4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297cm" fo:text-indent="-2.54cm" fo:margin-left="4.2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84cm" fo:text-indent="-2.54cm" fo:margin-left="4.4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306cm" fo:text-indent="-3.175cm" fo:margin-left="5.3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852cm" fo:margin-bottom="2cm" fo:margin-left="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ОГОВОР №  ________</dc:title>
    <meta:initial-creator>VorEL</meta:initial-creator>
    <meta:creation-date>2009-10-14T09:47:00</meta:creation-date>
    <dc:creator>Наталья  Бодрова </dc:creator>
    <dc:date>2014-01-30T10:58:47.31</dc:date>
    <meta:print-date>2012-10-28T09:52:01.12</meta:print-date>
    <meta:editing-cycles>127</meta:editing-cycles>
    <meta:editing-duration>PT20H1M28S</meta:editing-duration>
    <meta:generator>OpenOffice/4.0.0$Win32 OpenOffice.org_project/400m3$Build-9702</meta:generator>
    <meta:printed-by>Aleksey Nenich</meta:printed-by>
    <meta:document-statistic meta:table-count="1" meta:image-count="0" meta:object-count="0" meta:page-count="4" meta:paragraph-count="103" meta:word-count="1577" meta:character-count="13163"/>
  </office:meta>
</office:document-meta>
</file>